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7" style:family="table">
      <style:table-properties style:width="18.891cm" fo:margin-left="0cm" fo:margin-right="0.109cm" table:align="margins"/>
    </style:style>
    <style:style style:name="Tabella7.A" style:family="table-column">
      <style:table-column-properties style:column-width="2.909cm" style:rel-column-width="10090*"/>
    </style:style>
    <style:style style:name="Tabella7.B" style:family="table-column">
      <style:table-column-properties style:column-width="6.586cm" style:rel-column-width="22848*"/>
    </style:style>
    <style:style style:name="Tabella7.C" style:family="table-column">
      <style:table-column-properties style:column-width="9.396cm" style:rel-column-width="32597*"/>
    </style:style>
    <style:style style:name="Tabella7.1" style:family="table-row">
      <style:table-row-properties style:row-height="0.4cm"/>
    </style:style>
    <style:style style:name="Tabella7.A1" style:family="table-cell">
      <style:table-cell-properties fo:padding-left="0.101cm" fo:padding-right="0.3cm" fo:padding-top="0.101cm" fo:padding-bottom="0.101cm" fo:border="none"/>
    </style:style>
    <style:style style:name="Tabella7.C1" style:family="table-cell">
      <style:table-cell-properties fo:padding-left="0.3cm" fo:padding-right="0.3cm" fo:padding-top="0.101cm" fo:padding-bottom="0.101cm" fo:border="none"/>
    </style:style>
    <style:style style:name="Tabella7.2" style:family="table-row">
      <style:table-row-properties style:min-row-height="3.099cm"/>
    </style:style>
    <style:style style:name="Tabella7.3" style:family="table-row">
      <style:table-row-properties style:row-height="0.011cm"/>
    </style:style>
    <style:style style:name="Tabella7.4" style:family="table-row">
      <style:table-row-properties style:row-height="0.596cm"/>
    </style:style>
    <style:style style:name="Tabella7.5" style:family="table-row">
      <style:table-row-properties style:row-height="1.117cm"/>
    </style:style>
    <style:style style:name="Tabella7.6" style:family="table-row">
      <style:table-row-properties style:row-height="0.019cm"/>
    </style:style>
    <style:style style:name="Tabella7.7" style:family="table-row">
      <style:table-row-properties style:row-height="0.499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0.107cm" style:rel-column-width="34860*"/>
    </style:style>
    <style:style style:name="Tabella3.B" style:family="table-column">
      <style:table-column-properties style:column-width="2.381cm" style:rel-column-width="8213*"/>
    </style:style>
    <style:style style:name="Tabella3.C" style:family="table-column">
      <style:table-column-properties style:column-width="1.905cm" style:rel-column-width="6570*"/>
    </style:style>
    <style:style style:name="Tabella3.D" style:family="table-column">
      <style:table-column-properties style:column-width="2.699cm" style:rel-column-width="9308*"/>
    </style:style>
    <style:style style:name="Tabella3.E" style:family="table-column">
      <style:table-column-properties style:column-width="1.909cm" style:rel-column-width="6584*"/>
    </style:style>
    <style:style style:name="Tabella3.A1" style:family="table-cell">
      <style:table-cell-properties fo:background-color="#eeeeee" fo:padding="0.049cm" fo:border="none">
        <style:background-image/>
      </style:table-cell-properties>
    </style:style>
    <style:style style:name="Tabella3.2" style:family="table-row">
      <style:table-row-properties style:row-height="11.501cm"/>
    </style:style>
    <style:style style:name="Tabella3.A2" style:family="table-cell">
      <style:table-cell-properties fo:background-color="transparent" fo:padding="0cm" fo:border="none">
        <style:background-image/>
      </style:table-cell-properties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0.107cm" style:rel-column-width="34860*"/>
    </style:style>
    <style:style style:name="Tabella4.B" style:family="table-column">
      <style:table-column-properties style:column-width="2.381cm" style:rel-column-width="8213*"/>
    </style:style>
    <style:style style:name="Tabella4.C" style:family="table-column">
      <style:table-column-properties style:column-width="1.905cm" style:rel-column-width="6570*"/>
    </style:style>
    <style:style style:name="Tabella4.D" style:family="table-column">
      <style:table-column-properties style:column-width="2.699cm" style:rel-column-width="9308*"/>
    </style:style>
    <style:style style:name="Tabella4.E" style:family="table-column">
      <style:table-column-properties style:column-width="1.909cm" style:rel-column-width="6584*"/>
    </style:style>
    <style:style style:name="Tabella4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style:row-height="0.4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005cm" style:rel-column-width="3467*"/>
    </style:style>
    <style:style style:name="Tabella2.B" style:family="table-column">
      <style:table-column-properties style:column-width="3.995cm" style:rel-column-width="13779*"/>
    </style:style>
    <style:style style:name="Tabella2.C" style:family="table-column">
      <style:table-column-properties style:column-width="1.332cm" style:rel-column-width="4593*"/>
    </style:style>
    <style:style style:name="Tabella2.D" style:family="table-column">
      <style:table-column-properties style:column-width="2.769cm" style:rel-column-width="9551*"/>
    </style:style>
    <style:style style:name="Tabella2.E" style:family="table-column">
      <style:table-column-properties style:column-width="1.293cm" style:rel-column-width="4459*"/>
    </style:style>
    <style:style style:name="Tabella2.F" style:family="table-column">
      <style:table-column-properties style:column-width="1.21cm" style:rel-column-width="4173*"/>
    </style:style>
    <style:style style:name="Tabella2.G" style:family="table-column">
      <style:table-column-properties style:column-width="2.789cm" style:rel-column-width="9618*"/>
    </style:style>
    <style:style style:name="Tabella2.H" style:family="table-column">
      <style:table-column-properties style:column-width="1.104cm" style:rel-column-width="3808*"/>
    </style:style>
    <style:style style:name="Tabella2.I" style:family="table-column">
      <style:table-column-properties style:column-width="3.505cm" style:rel-column-width="12087*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0.4cm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.097cm" fo:border="none"/>
    </style:style>
    <style:style style:name="Tabella5.2" style:family="table-row">
      <style:table-row-properties style:row-height="0.55cm"/>
    </style:style>
    <style:style style:name="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officeooo:rsid="005a4cd5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3.626cm"/>
        </style:tab-stops>
      </style:paragraph-properties>
      <style:text-properties officeooo:rsid="00622a2e" officeooo:paragraph-rsid="00622a2e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bcc0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5d7f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2e59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02ba08" officeooo:paragraph-rsid="009e9c5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9f346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a133a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Ubuntu Light1" fo:font-size="6pt" fo:font-style="normal" style:text-underline-style="solid" style:text-underline-width="auto" style:text-underline-color="font-color" fo:font-weight="normal" officeooo:rsid="005bcc0e" officeooo:paragraph-rsid="005bcc0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5d7f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7d11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97a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317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9e9c5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bcc0e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2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d068c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3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2pt" fo:font-style="normal" style:text-underline-style="none" fo:font-weight="bold" officeooo:rsid="0002ba08" officeooo:paragraph-rsid="005d068c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ext_20_body">
      <style:text-properties fo:font-size="6pt" style:font-size-asian="5.25pt" style:font-size-complex="6pt"/>
    </style:style>
    <style:style style:name="P36" style:family="paragraph" style:parent-style-name="Table_20_Contents">
      <style:paragraph-properties fo:text-align="justify" style:justify-single-word="false"/>
      <style:text-properties fo:font-size="8pt" officeooo:rsid="005d068c" officeooo:paragraph-rsid="005d068c" style:font-name-asian="SimSun" style:font-size-asian="8pt" style:font-name-complex="Tahoma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bold" officeooo:rsid="005de75e" officeooo:paragraph-rsid="005de75e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size="9pt" officeooo:rsid="005d2e59" officeooo:paragraph-rsid="00754981" style:font-name-asian="SimSun" style:font-size-asian="9pt" style:font-name-complex="Tahoma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fo:font-size="9pt" officeooo:rsid="005d2e59" officeooo:paragraph-rsid="008081e6" style:font-name-asian="SimSun" style:font-size-asian="9pt" style:font-name-complex="Tahoma" style:font-size-complex="9pt"/>
    </style:style>
    <style:style style:name="P40" style:family="paragraph" style:parent-style-name="Table_20_Contents">
      <style:text-properties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9pt" officeooo:paragraph-rsid="00622a2e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fo:font-size="9pt" officeooo:rsid="00622a2e" officeooo:paragraph-rsid="00622a2e" style:font-size-asian="9pt" style:font-size-complex="9pt"/>
    </style:style>
    <style:style style:name="P43" style:family="paragraph" style:parent-style-name="Table_20_Contents">
      <style:paragraph-properties fo:text-align="end" style:justify-single-word="false"/>
      <style:text-properties fo:font-size="9pt" officeooo:rsid="00622a2e" officeooo:paragraph-rsid="00622a2e" style:font-size-asian="9pt" style:font-size-complex="9pt"/>
    </style:style>
    <style:style style:name="P44" style:family="paragraph" style:parent-style-name="Table_20_Contents">
      <style:paragraph-properties fo:text-align="end" style:justify-single-word="false"/>
      <style:text-properties fo:font-size="9pt" officeooo:rsid="00622a2e" officeooo:paragraph-rsid="006710b4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font-size="9pt" officeooo:rsid="00622a2e" officeooo:paragraph-rsid="00622a2e" style:font-size-asian="9pt" style:font-size-complex="9pt"/>
    </style:style>
    <style:style style:name="P46" style:family="paragraph" style:parent-style-name="Table_20_Contents">
      <style:text-properties fo:font-size="9pt" officeooo:rsid="00622a2e" officeooo:paragraph-rsid="0079097c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fo:font-size="9pt" officeooo:rsid="0063ddc2" officeooo:paragraph-rsid="0063ddc2" style:font-size-asian="9pt" style:font-size-complex="9pt"/>
    </style:style>
    <style:style style:name="P48" style:family="paragraph" style:parent-style-name="Table_20_Contents">
      <style:paragraph-properties fo:text-align="start" style:justify-single-word="false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5de75e" officeooo:paragraph-rsid="00959a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f8c0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3.626cm"/>
        </style:tab-stops>
      </style:paragraph-properties>
      <style:text-properties style:use-window-font-color="true" style:font-name="Ubuntu Light" fo:font-size="3pt" fo:font-style="normal" style:text-underline-style="none" fo:font-weight="normal" officeooo:rsid="00622a2e" officeooo:paragraph-rsid="0063ddc2" style:font-name-asian="SimSun" style:font-size-asian="3pt" style:font-style-asian="normal" style:font-weight-asian="normal" style:font-name-complex="Tahoma" style:font-size-complex="3pt" style:font-style-complex="normal" style:font-weight-complex="normal"/>
    </style:style>
    <style:style style:name="P53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13.626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622a2e" officeooo:paragraph-rsid="00a23ee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normal" officeooo:paragraph-rsid="00a26c9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>
      <style:paragraph-properties fo:margin-left="0cm" fo:margin-right="0cm" fo:line-height="150%" fo:text-align="center" fo:text-indent="0cm"/>
      <style:text-properties fo:font-size="12pt" style:font-size-asian="8pt" style:font-size-complex="8pt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style:font-name="Ubuntu Light" officeooo:rsid="0002ba08"/>
    </style:style>
    <style:style style:name="T8" style:family="text">
      <style:text-properties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2ba08" style:font-weight-asian="bold" style:font-weight-complex="bold"/>
    </style:style>
    <style:style style:name="T11" style:family="text">
      <style:text-properties fo:color="#000000" style:text-underline-style="none"/>
    </style:style>
    <style:style style:name="T12" style:family="text">
      <style:text-properties fo:color="#000000" officeooo:rsid="0002ba08"/>
    </style:style>
    <style:style style:name="T13" style:family="text">
      <style:text-properties fo:color="#000000" style:font-name="Ubuntu Light1" fo:font-style="normal" style:text-underline-style="none" fo:font-weight="normal" officeooo:rsid="0002ba08" style:font-style-asian="normal" style:font-weight-asian="normal" style:font-style-complex="normal" style:font-weight-complex="normal"/>
    </style:style>
    <style:style style:name="T14" style:family="text">
      <style:text-properties fo:color="#000000" style:font-name="Ubuntu Light1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officeooo:rsid="005bcc0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6710b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77d90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0.512cm" fo:min-width="9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3.392cm" fo:min-width="9.25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1.558cm" fo:min-width="9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0.917cm" fo:min-width="9.3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2.344cm" fo:min-width="18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11.938cm" fo:min-width="18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0.817cm" fo:min-width="4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fill-color="#ffffff" draw:textarea-horizontal-align="justify" draw:textarea-vertical-align="middle" draw:auto-grow-height="false" fo:min-height="0.817cm" fo:min-width="9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0.817cm" fo:min-width="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1.148cm" fo:min-width="18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fill-color="#ffffff" draw:textarea-horizontal-align="justify" draw:textarea-vertical-align="middle" draw:auto-grow-height="false" fo:min-height="2.824cm" fo:min-width="9.2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custom-shape text:anchor-type="paragraph" draw:z-index="1" draw:style-name="gr2" draw:text-style-name="P56" svg:width="9.408cm" svg:height="3.541cm" svg:x="0.019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570.517928286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table:number-columns-spanned="2" office:value-type="string">
            <text:p text:style-name="P31"><draw:custom-shape text:anchor-type="char" draw:z-index="12" draw:style-name="gr11" svg:width="9.371cm" svg:height="2.962cm" svg:x="9.467cm" svg:y="0.392cm"><text:p/><draw:enhanced-geometry svg:viewBox="0 0 21600 21600" draw:path-stretchpoint-x="10800" draw:path-stretchpoint-y="10800" draw:text-areas="?f3 ?f4 ?f5 ?f6" draw:type="round-rectangle" draw:modifiers="1736.4190012180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style-name="gr1" draw:text-style-name="P56" svg:width="9.455cm" svg:height="0.565cm" svg:x="-0.101cm" svg:y="3.43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5"/>Spett.le</text:p>
          </table:table-cell>
          <table:covered-table-cell/>
          <table:table-cell table:style-name="Tabella7.C1" office:value-type="string">
            <text:p text:style-name="P32"><text:span text:style-name="T16"><text:s text:c="2"/>Codice cliente: </text:span><text:span text:style-name="T10"><text:placeholder text:placeholder-type="text">&lt;o.partner_id.sql_customer_code&gt;</text:placeholder></text:span></text:p>
          </table:table-cell>
        </table:table-row>
        <table:table-row table:style-name="Tabella7.2">
          <table:table-cell table:style-name="Tabella7.A1" table:number-columns-spanned="2" office:value-type="string">
            <text:p text:style-name="P10"><text:span text:style-name="T15"><text:placeholder text:placeholder-type="text">&lt;setLang(o.partner_id.lang or 'it_IT')&gt;</text:placeholder></text:span><draw:custom-shape text:anchor-type="char" draw:z-index="2" draw:style-name="gr3" draw:text-style-name="P56" svg:width="9.367cm" svg:height="1.65cm" svg:x="9.467cm" svg:y="3.009cm"><text:p/><draw:enhanced-geometry svg:viewBox="0 0 21600 21600" draw:mirror-horizontal="false" draw:mirror-vertical="false" draw:path-stretchpoint-x="10800" draw:path-stretchpoint-y="10800" draw:text-areas="?f3 ?f4 ?f5 ?f6" draw:type="round-rectangle" draw:modifiers="2073.953013278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9"><text:placeholder text:placeholder-type="text">&lt;o.partner_id.name&gt;</text:placeholder></text:span></text:p>
            <text:p text:style-name="P29"><text:placeholder text:placeholder-type="text">&lt;o.partner_id.street or ''&gt;</text:placeholder></text:p>
            <text:p text:style-name="P15"><text:span text:style-name="T11"><text:placeholder text:placeholder-type="text">&lt;o.partner_id.zip or ''&gt;</text:placeholder></text:span><text:span text:style-name="T11"> </text:span><text:span text:style-name="T11"><text:placeholder text:placeholder-type="text">&lt;o.partner_id.city or ''&gt;</text:placeholder></text:span><text:span text:style-name="T11"> </text:span><text:span text:style-name="T11"><text:placeholder text:placeholder-type="text">&lt;o.partner_id.country_id.name or ''&gt;</text:placeholder></text:span></text:p>
            <text:p text:style-name="P17"><text:span text:style-name="T11">P.IVA: </text:span><text:span text:style-name="T8"><text:placeholder text:placeholder-type="text">&lt;o.partner_id.vat&gt;</text:placeholder></text:span><text:span text:style-name="T8"> <text:s text:c="6"/></text:span><text:span text:style-name="T11">Telefono: </text:span><text:span text:style-name="T8"><text:placeholder text:placeholder-type="text">&lt;o.partner_id.phone&gt;</text:placeholder></text:span><text:span text:style-name="T11"><text:line-break/>Fax: </text:span><text:span text:style-name="T8"><text:placeholder text:placeholder-type="text">&lt;o.partner_id.fax&gt;</text:placeholder></text:span><text:span text:style-name="T11"><text:line-break/>E-mail: </text:span><text:span text:style-name="T8"><text:placeholder text:placeholder-type="text">&lt;o.partner_id.email&gt;</text:placeholder></text:span></text:p>
          </table:table-cell>
          <table:covered-table-cell/>
          <table:table-cell table:style-name="Tabella7.C1" office:value-type="string">
            <text:p text:style-name="P36"><text:s text:c="2"/><text:span text:style-name="T17"><text:s text:c="2"/></text:span><text:span text:style-name="T15">Destinazione</text:span></text:p>
            <text:p text:style-name="P14"><text:placeholder text:placeholder-type="text">&lt;o.address_id.name if o.address_id else 'IDEM'&gt;</text:placeholder></text:p>
            <text:p text:style-name="P30"><text:placeholder text:placeholder-type="text">&lt;(o.address_id.street or '')  if o.address_id else ''&gt;</text:placeholder></text:p>
            <text:p text:style-name="P15"><text:span text:style-name="T11"><text:placeholder text:placeholder-type="text">&lt;o.address_id.zip if o.address_id else ''&gt;</text:placeholder></text:span><text:span text:style-name="T11"> </text:span><text:span text:style-name="T11"><text:placeholder text:placeholder-type="text">&lt;(o.address_id.city or '')  if o.address_id else ''&gt;</text:placeholder></text:span><text:span text:style-name="T11"> </text:span><text:span text:style-name="T11"><text:placeholder text:placeholder-type="text">&lt;(o.address_id.country_id.name or '')  if o.address_id else ''&gt;</text:placeholder></text:span></text:p>
          </table:table-cell>
        </table:table-row>
        <table:table-row table:style-name="Tabella7.3">
          <table:table-cell table:style-name="Tabella7.A1" table:number-columns-spanned="2" office:value-type="string">
            <text:p text:style-name="P9"><draw:custom-shape text:anchor-type="char" draw:z-index="3" draw:style-name="gr4" draw:text-style-name="P56" svg:width="9.455cm" svg:height="1.017cm" svg:x="-0.101cm" svg:y="0.55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office:value-type="string">
            <text:p text:style-name="P36"/>
          </table:table-cell>
        </table:table-row>
        <table:table-row table:style-name="Tabella7.4">
          <table:table-cell table:style-name="Tabella7.A1" table:number-columns-spanned="2" office:value-type="string">
            <text:p text:style-name="P13">Vostro riferimento: <text:span text:style-name="T12"><text:placeholder text:placeholder-type="text">&lt;o.client_order_ref or ''&gt;</text:placeholder></text:span><draw:custom-shape text:anchor-type="char" draw:z-index="4" draw:style-name="gr5" draw:text-style-name="P56" svg:width="18.978cm" svg:height="2.504cm" svg:x="-0.101cm" svg:y="1.672cm"><text:p/><draw:enhanced-geometry svg:viewBox="0 0 21600 21600" draw:mirror-horizontal="false" draw:mirror-vertical="false" draw:path-stretchpoint-x="10800" draw:path-stretchpoint-y="10800" draw:text-areas="?f3 ?f4 ?f5 ?f6" draw:type="round-rectangle" draw:modifiers="2348.8272921108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table:number-rows-spanned="2" office:value-type="string">
            <text:p text:style-name="P38">Causale: <text:span text:style-name="T13"><text:placeholder text:placeholder-type="text">&lt;o.transportation_reason_id.name or ''&gt;</text:placeholder></text:span></text:p>
            <text:p text:style-name="P38">Prezzi: <text:span text:style-name="T13"><text:placeholder text:placeholder-type="text">&lt;''&gt;</text:placeholder></text:span></text:p>
            <text:p text:style-name="P38">Imballo: <text:span text:style-name="T13"><text:placeholder text:placeholder-type="text">&lt;o.goods_description_id.name or ''&gt;</text:placeholder></text:span></text:p>
            <text:p text:style-name="P39">Trasporto: <text:span text:style-name="T13"><text:placeholder text:placeholder-type="text">&lt;''&gt;</text:placeholder></text:span> Resa: <text:span text:style-name="T13"><text:placeholder text:placeholder-type="text">&lt;o.incoterm.name or ''&gt;</text:placeholder></text:span></text:p>
          </table:table-cell>
        </table:table-row>
        <table:table-row table:style-name="Tabella7.5">
          <table:table-cell table:style-name="Tabella7.A1" table:number-columns-spanned="2" office:value-type="string">
            <text:p text:style-name="P12">Fare riferimento a: <text:span text:style-name="T12"><text:placeholder text:placeholder-type="text">&lt;o.user_id.name or ''&gt;</text:placeholder></text:span></text:p>
            <text:p text:style-name="P19">Tel.: <text:span text:style-name="T12"><text:placeholder text:placeholder-type="text">&lt;o.user_id.partner_id.mobile or ''&gt;</text:placeholder></text:span> E-mail:<text:span text:style-name="T12"><text:placeholder text:placeholder-type="text">&lt;o.user_id.email&gt;</text:placeholder></text:span></text:p>
          </table:table-cell>
          <table:covered-table-cell/>
          <table:covered-table-cell/>
        </table:table-row>
        <table:table-row table:style-name="Tabella7.6">
          <table:table-cell table:style-name="Tabella7.A1" table:number-columns-spanned="2" office:value-type="string">
            <text:p text:style-name="P11"/>
          </table:table-cell>
          <table:covered-table-cell/>
          <table:table-cell table:style-name="Tabella7.C1" office:value-type="string">
            <text:p text:style-name="Standard"/>
          </table:table-cell>
        </table:table-row>
        <table:table-row table:style-name="Tabella7.7">
          <table:table-cell table:style-name="Tabella7.A1" office:value-type="string">
            <text:p text:style-name="P18"><text:s/>Pagamento</text:p>
          </table:table-cell>
          <table:table-cell table:style-name="Tabella7.A1" table:number-columns-spanned="2" office:value-type="string">
            <text:p text:style-name="P28"><text:placeholder text:placeholder-type="text">&lt;o.payment_term_id.name or ''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8"><text:s/>Beneficiario</text:p>
          </table:table-cell>
          <table:table-cell table:style-name="Tabella7.A1" table:number-columns-spanned="2" office:value-type="string">
            <text:p text:style-name="P27"><text:placeholder text:placeholder-type="text">&lt;o.company_id.name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8"><text:s/>IBAN</text:p>
          </table:table-cell>
          <table:table-cell table:style-name="Tabella7.A1" table:number-columns-spanned="2" office:value-type="string">
            <text:p text:style-name="P21"><text:span text:style-name="T12"><text:placeholder text:placeholder-type="text">&lt;bank(o, 'bank_abi')&gt;</text:placeholder></text:span><text:span text:style-name="T12"><text:placeholder text:placeholder-type="text">&lt;bank(o, 'acc_cab')&gt;</text:placeholder></text:span><text:span text:style-name="T12"><text:placeholder text:placeholder-type="text">&lt;bank(o, 'acc_number')&gt;</text:placeholder></text:span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8"><text:s/>Banca</text:p>
          </table:table-cell>
          <table:table-cell table:style-name="Tabella7.A1" table:number-columns-spanned="2" office:value-type="string">
            <text:p text:style-name="P26"><text:placeholder text:placeholder-type="text">&lt;o.bank_account_company_id.bank.name if o.bank_account_company_id and o.bank_account_company_id.bank else ''&gt;</text:placeholder></text:p>
          </table:table-cell>
          <table:covered-table-cell/>
        </table:table-row>
        <table:table-row table:style-name="Tabella7.7">
          <table:table-cell table:style-name="Tabella7.A1" table:number-columns-spanned="3" office:value-type="string">
            <text:p text:style-name="P20"><text:s/>ABI <text:span text:style-name="T12"><text:placeholder text:placeholder-type="text">&lt;bank(o, 'bank_abi')&gt;</text:placeholder></text:span><text:span text:style-name="T12"> </text:span>CAB <text:span text:style-name="T12"><text:placeholder text:placeholder-type="text">&lt;bank(o, 'acc_cab')&gt;</text:placeholder></text:span> Conto corrente <text:span text:style-name="T12"><text:placeholder text:placeholder-type="text">&lt;bank(o, 'acc_number')&gt;</text:placeholder></text:span> SWIFT / BIC <text:span text:style-name="T12"><text:placeholder text:placeholder-type="text">&lt;bank(o, 'bank_bic')&gt;</text:placeholder></text:span></text:p>
          </table:table-cell>
          <table:covered-table-cell/>
          <table:covered-table-cell/>
        </table:table-row>
      </table:table>
      <text:p text:style-name="P3"><draw:custom-shape text:anchor-type="char" draw:z-index="5" draw:style-name="gr6" draw:text-style-name="P56" svg:width="19.056cm" svg:height="12.136cm" svg:x="0cm" svg:y="0.27cm"><text:p/><draw:enhanced-geometry svg:viewBox="0 0 21600 21600" draw:mirror-horizontal="false" draw:mirror-vertical="false" draw:path-stretchpoint-x="10800" draw:path-stretchpoint-y="10800" draw:text-areas="?f3 ?f4 ?f5 ?f6" draw:type="round-rectangle" draw:modifiers="606.40288950911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48"><text:placeholder text:placeholder-type="text">&lt;"%s\tDESCRIZIONE" % ('COD. ARTICOLO' if o.quotation_mode=='with' else '')&gt;</text:placeholder></text:p>
          </table:table-cell>
          <table:table-cell table:style-name="Tabella3.A1" office:value-type="string">
            <text:p text:style-name="P37">CONSEGNA</text:p>
          </table:table-cell>
          <table:table-cell table:style-name="Tabella3.A1" office:value-type="string">
            <text:p text:style-name="P37">QUANTITA'</text:p>
          </table:table-cell>
          <table:table-cell table:style-name="Tabella3.A1" office:value-type="string">
            <text:p text:style-name="P37">PREZZO EURO / t</text:p>
          </table:table-cell>
          <table:table-cell table:style-name="Tabella3.A1" office:value-type="string">
            <text:p text:style-name="P37">TOTALE EUR</text:p>
          </table:table-cell>
        </table:table-row>
        <table:table-row table:style-name="Tabella3.2">
          <table:table-cell table:style-name="Tabella3.A2" table:number-columns-spanned="5" office:value-type="string">
            <text:p text:style-name="P54"><text:placeholder text:placeholder-type="text">&lt;for each="l in o.order_line"&gt;</text:placeholder></text:p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row>
                <table:table-cell table:style-name="Tabella4.A1" office:value-type="string">
                  <text:p text:style-name="P55"><text:placeholder text:placeholder-type="text">&lt;"%s%s" % (('%s\t' % l.alias_id.default_code if l.alias_id else l.product_id.default_code)  if o.quotation_mode=='with' else '', l.alias_id.name if l.alias_id else l.name)&gt;</text:placeholder></text:p>
                </table:table-cell>
                <table:table-cell table:style-name="Tabella4.A1" office:value-type="string">
                  <text:p text:style-name="P49"><text:placeholder text:placeholder-type="text">&lt;formatLang(l.date_deadline,date=True) if l.date_deadline else''&gt;</text:placeholder></text:p>
                </table:table-cell>
                <table:table-cell table:style-name="Tabella4.A1" office:value-type="string">
                  <text:p text:style-name="P50"><text:s/><text:placeholder text:placeholder-type="text">&lt;l.product_uom.name&gt;</text:placeholder></text:p>
                </table:table-cell>
                <table:table-cell table:style-name="Tabella4.A1" office:value-type="string">
                  <text:p text:style-name="P51"><text:s/><text:placeholder text:placeholder-type="text">&lt;formatLang(l.product_uom_qty, digits=get_digits(dp='Account'))&gt;</text:placeholder></text:p>
                </table:table-cell>
                <table:table-cell table:style-name="Tabella4.A1" office:value-type="string">
                  <text:p text:style-name="P34"><text:placeholder text:placeholder-type="text">&lt;''&gt;</text:placeholder></text:p>
                </table:table-cell>
              </table:table-row>
            </table:table>
            <text:p text:style-name="P41"><text:s/><text:span text:style-name="T6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5">Spese di trasporto:</text:p>
          </table:table-cell>
          <table:table-cell table:style-name="Tabella1.A1" office:value-type="string">
            <text:p text:style-name="P46">EUR <text:span text:style-name="T14"><text:placeholder text:placeholder-type="text">&lt;""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row>
          <table:table-cell table:style-name="Tabella2.A1" table:number-columns-spanned="9" office:value-type="string">
            <text:p text:style-name="P40"><draw:custom-shape text:anchor-type="char" draw:z-index="6" draw:style-name="gr7" draw:text-style-name="P56" svg:width="5.001cm" svg:height="0.906cm" svg:x="0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8" draw:text-style-name="P56" svg:width="9.335cm" svg:height="0.906cm" svg:x="5.151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9" draw:text-style-name="P56" svg:width="4.382cm" svg:height="0.906cm" svg:x="14.672cm" svg:y="0.28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" table:number-columns-spanned="2" office:value-type="string">
            <text:p text:style-name="P42">Importo della fornitura</text:p>
          </table:table-cell>
          <table:covered-table-cell/>
          <table:table-cell table:style-name="Tabella2.A1" table:number-columns-spanned="2" office:value-type="string">
            <text:p text:style-name="P42">Totale imponibile</text:p>
          </table:table-cell>
          <table:covered-table-cell/>
          <table:table-cell table:style-name="Tabella2.A1" table:number-columns-spanned="3" office:value-type="string">
            <text:p text:style-name="P42">Totale IVA</text:p>
          </table:table-cell>
          <table:covered-table-cell/>
          <table:covered-table-cell/>
          <table:table-cell table:style-name="Tabella2.A1" table:number-columns-spanned="2" office:value-type="string">
            <text:p text:style-name="P42">Importo totale della fornitura</text:p>
          </table:table-cell>
          <table:covered-table-cell/>
        </table:table-row>
        <table:table-row table:style-name="Tabella2.2">
          <table:table-cell table:style-name="Tabella2.A1" office:value-type="string">
            <text:p text:style-name="P43">EUR</text:p>
          </table:table-cell>
          <table:table-cell table:style-name="Tabella2.A1" office:value-type="string">
            <text:p text:style-name="P16"><text:span text:style-name="T11"><text:placeholder text:placeholder-type="text">&lt;formatLang(o.amount_untaxed) if o.amount_untaxed else ''&gt;</text:placeholder></text:span><text:span text:style-name="T11"> </text:span></text:p>
          </table:table-cell>
          <table:table-cell table:style-name="Tabella2.A1" office:value-type="string">
            <text:p text:style-name="P43">EUR</text:p>
          </table:table-cell>
          <table:table-cell table:style-name="Tabella2.A1" office:value-type="string">
            <text:p text:style-name="P24"><text:placeholder text:placeholder-type="text">&lt;formatLang(o.amount_untaxed) if o.amount_untaxed else ''&gt;</text:placeholder></text:p>
          </table:table-cell>
          <table:table-cell table:style-name="Tabella2.A1" office:value-type="string">
            <text:p text:style-name="P25"><text:placeholder text:placeholder-type="text">&lt;''&gt;</text:placeholder></text:p>
          </table:table-cell>
          <table:table-cell table:style-name="Tabella2.A1" office:value-type="string">
            <text:p text:style-name="P43">EUR</text:p>
          </table:table-cell>
          <table:table-cell table:style-name="Tabella2.A1" office:value-type="string">
            <text:p text:style-name="P24"><text:placeholder text:placeholder-type="text">&lt;formatLang(o.amount_tax) if o.amount_tax else ''&gt;</text:placeholder></text:p>
          </table:table-cell>
          <table:table-cell table:style-name="Tabella2.A1" office:value-type="string">
            <text:p text:style-name="P44">EUR</text:p>
          </table:table-cell>
          <table:table-cell table:style-name="Tabella2.A1" office:value-type="string">
            <text:p text:style-name="P23"><text:placeholder text:placeholder-type="text">&lt;formatLang(o.amount_total) if o.amount_total else ''&gt;</text:placeholder></text:p>
          </table:table-cell>
        </table:table-row>
      </table:table>
      <text:p text:style-name="P8"><draw:custom-shape text:anchor-type="char" draw:z-index="9" draw:style-name="gr10" draw:text-style-name="P56" svg:width="19.04cm" svg:height="1.273cm" svg:x="0cm" svg:y="0.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7">Redat<text:span text:style-name="T18">t</text:span>o da</text:p>
          </table:table-cell>
          <table:table-cell table:style-name="Tabella5.A1" office:value-type="string">
            <text:p text:style-name="P47">Supervisore</text:p>
          </table:table-cell>
          <table:table-cell table:style-name="Tabella5.A1" office:value-type="string">
            <text:p text:style-name="P47">Approvato da</text:p>
          </table:table-cell>
        </table:table-row>
        <table:table-row table:style-name="Tabella5.2">
          <table:table-cell table:style-name="Tabella5.A1" office:value-type="string">
            <text:p text:style-name="P22"><text:placeholder text:placeholder-type="text">&lt;''&gt;</text:placeholder></text:p>
          </table:table-cell>
          <table:table-cell table:style-name="Tabella5.A1" office:value-type="string">
            <text:p text:style-name="P22"><text:placeholder text:placeholder-type="text">&lt;''&gt;</text:placeholder></text:p>
          </table:table-cell>
          <table:table-cell table:style-name="Tabella5.A1" office:value-type="string">
            <text:p text:style-name="P22"><text:placeholder text:placeholder-type="text">&lt;''&gt;</text:placeholder></text:p>
          </table:table-cell>
        </table:table-row>
      </table:table>
      <text:p text:style-name="P52"><text:s/></text:p>
      <text:p text:style-name="P53"><text:soft-page-break/><text:placeholder text:placeholder-type="text">&lt;if test="o.printed_time"&gt;</text:placeholder><text:span text:style-name="T20">Stampato: </text:span><text:placeholder text:placeholder-type="text">&lt;time.strftime("%d-%m-%Y %H:%M:%S", time.localtime())&gt;</text:placeholder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9.001cm" table:align="center"/>
    </style:style>
    <style:style style:name="Tabella8.A" style:family="table-column">
      <style:table-column-properties style:column-width="17.489cm"/>
    </style:style>
    <style:style style:name="Tabella8.B" style:family="table-column">
      <style:table-column-properties style:column-width="1.512cm"/>
    </style:style>
    <style:style style:name="Tabella8.1" style:family="table-row">
      <style:table-row-properties style:row-height="1.799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officeooo:rsid="005a4cd5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MT4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MT5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MT6" style:family="text">
      <style:text-properties style:font-name="Ubuntu Light" officeooo:rsid="0002ba08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42cm" fo:margin-left="0cm" fo:margin-right="0cm" fo:margin-bottom="0.01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8" table:style-name="Tabella8">
          <table:table-column table:style-name="Tabella8.A"/>
          <table:table-column table:style-name="Tabella8.B"/>
          <table:table-row table:style-name="Tabella8.1">
            <table:table-cell table:style-name="Tabella8.A1" table:number-columns-spanned="2" office:value-type="string">
              <text:p text:style-name="MP1"><draw:frame draw:style-name="Mfr1" draw:name="image:asimage(company.logo)" text:anchor-type="as-char" style:rel-width="scale" svg:height="1.005cm" style:rel-height="100%" draw:z-index="11"><draw:text-box fo:min-width="1cm"><text:p text:style-name="MP2"/></draw:text-box></draw:frame></text:p>
            </table:table-cell>
            <table:covered-table-cell/>
          </table:table-row>
          <table:table-row>
            <table:table-cell table:style-name="Tabella8.A1" table:number-columns-spanned="2" office:value-type="string">
              <text:p text:style-name="MP3"><text:span text:style-name="MT1"><text:placeholder text:placeholder-type="text">&lt;setLang(o.partner_id.lang or 'it_IT')&gt;</text:placeholder></text:span><text:span text:style-name="MT2"><text:placeholder text:placeholder-type="text">&lt;company.name.upper()&gt;</text:placeholder></text:span><text:span text:style-name="MT2"> - </text:span>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 <text:span text:style-name="MT2"><text:placeholder text:placeholder-type="text">&lt;company.city&gt;</text:placeholder></text:span><text:span text:style-name="MT2"> - </text:span><text:span text:style-name="MT3">C.F. e P. IVA: </text:span><text:span text:style-name="MT1"><text:placeholder text:placeholder-type="text">&lt;company.vat&gt;</text:placeholder></text:span></text:p>
              <text:p text:style-name="MP3"><text:span text:style-name="MT4">tel.: </text:span><text:span text:style-name="MT4"><text:placeholder text:placeholder-type="text">&lt;company.phone&gt;</text:placeholder></text:span><text:span text:style-name="MT4"> - fax.: </text:span><text:span text:style-name="MT4"><text:placeholder text:placeholder-type="text">&lt;company.fax&gt;</text:placeholder></text:span><text:span text:style-name="MT4"> - </text:span><text:span text:style-name="MT1"><text:placeholder text:placeholder-type="text">&lt;company.email&gt;</text:placeholder></text:span><text:span text:style-name="MT1"> - </text:span><text:span text:style-name="MT1"><text:placeholder text:placeholder-type="text">&lt;company.website&gt;</text:placeholder></text:span><text:span text:style-name="MT1"><text:line-break/></text:span><text:span text:style-name="MT5">I</text:span><text:span text:style-name="MT4">scrizione trib. Bergamo N° 32312 – Reg. Soc. (Vol. 31361) – R.E.A. N° 238988 – Capitale Sociale Euro 1.080.000 </text:span><text:span text:style-name="MT5">i</text:span><text:span text:style-name="MT4">.v.</text:span></text:p>
            </table:table-cell>
            <table:covered-table-cell/>
          </table:table-row>
          <table:table-row>
            <table:table-cell table:style-name="Tabella8.A1" office:value-type="string">
              <text:p text:style-name="MP4">CONFERMA D'ORDINE N. <text:span text:style-name="MT6"><text:placeholder text:placeholder-type="text">&lt;o.name&gt;</text:placeholder></text:span><text:span text:style-name="MT6"> </text:span>DATA <text:span text:style-name="MT6"><text:placeholder text:placeholder-type="text">&lt;formatLang(o.date_order, date=True) if o.date_order else ""&gt;</text:placeholder></text:span></text:p>
            </table:table-cell>
            <table:table-cell table:style-name="Tabella8.A1" office:value-type="string">
              <text:p text:style-name="MP5">Pag. <text:page-number text:select-page="current">2</text:page-number> di <text:page-count>2</text:page-coun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1-08-03T19:30:26.890868013</dc:date>
    <meta:editing-duration>P5DT21H52M4S</meta:editing-duration>
    <meta:editing-cycles>704</meta:editing-cycles>
    <meta:generator>LibreOffice/4.3.3.2$Linux_X86_64 LibreOffice_project/430m0$Build-2</meta:generator>
    <dc:creator>thebrush </dc:creator>
    <meta:document-statistic meta:table-count="7" meta:image-count="0" meta:object-count="0" meta:page-count="2" meta:paragraph-count="66" meta:word-count="281" meta:character-count="2723" meta:non-whitespace-character-count="2471"/>
    <meta:user-defined meta:name="Info 1"/>
    <meta:user-defined meta:name="Info 2"/>
    <meta:user-defined meta:name="Info 3"/>
    <meta:user-defined meta:name="Info 4"/>
  </office:meta>
</office:document-meta>
</file>